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Fira Code" svg:font-family="'Fira Cod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c90db" officeooo:paragraph-rsid="001c90db" style:font-weight-asian="bold" style:font-weight-complex="bold"/>
    </style:style>
    <style:style style:name="P2" style:family="paragraph" style:parent-style-name="Footer">
      <style:paragraph-properties fo:text-align="end" style:justify-single-word="false"/>
      <style:text-properties officeooo:rsid="001c90db" officeooo:paragraph-rsid="001c90db"/>
    </style:style>
    <style:style style:name="P3" style:family="paragraph" style:parent-style-name="Standard">
      <style:text-properties fo:font-size="11pt" officeooo:rsid="001e29f3" officeooo:paragraph-rsid="001e29f3" style:font-size-asian="11pt" style:font-size-complex="11pt"/>
    </style:style>
    <style:style style:name="P4" style:family="paragraph" style:parent-style-name="Standard">
      <style:text-properties fo:font-size="11pt" officeooo:paragraph-rsid="0022b8aa" style:font-size-asian="11pt" style:font-size-complex="11pt"/>
    </style:style>
    <style:style style:name="P5" style:family="paragraph" style:parent-style-name="Standard">
      <style:text-properties fo:font-size="11pt" officeooo:rsid="0022b8aa" officeooo:paragraph-rsid="0023c9e4" style:font-size-asian="11pt" style:font-size-complex="11pt"/>
    </style:style>
    <style:style style:name="P6" style:family="paragraph" style:parent-style-name="Standard">
      <style:text-properties fo:font-size="11pt" officeooo:rsid="0022b8aa" officeooo:paragraph-rsid="0024a7bd" style:font-size-asian="11pt" style:font-size-complex="11pt"/>
    </style:style>
    <style:style style:name="P7" style:family="paragraph" style:parent-style-name="Standard">
      <style:text-properties fo:font-size="11pt" officeooo:rsid="0022b8aa" officeooo:paragraph-rsid="00280ef5" style:font-size-asian="11pt" style:font-size-complex="11pt"/>
    </style:style>
    <style:style style:name="P8" style:family="paragraph" style:parent-style-name="Standard">
      <style:text-properties fo:font-size="11pt" officeooo:rsid="0024a7bd" officeooo:paragraph-rsid="0024a7bd" style:font-size-asian="11pt" style:font-size-complex="11pt"/>
    </style:style>
    <style:style style:name="P9" style:family="paragraph" style:parent-style-name="Standard">
      <style:text-properties fo:font-size="11pt" officeooo:rsid="0024a7bd" officeooo:paragraph-rsid="002ff27a" style:font-size-asian="11pt" style:font-size-complex="11pt"/>
    </style:style>
    <style:style style:name="P10" style:family="paragraph" style:parent-style-name="Standard">
      <style:text-properties fo:font-size="11pt" officeooo:rsid="0022004b" officeooo:paragraph-rsid="0022004b" style:font-size-asian="11pt" style:font-size-complex="11pt"/>
    </style:style>
    <style:style style:name="P11" style:family="paragraph" style:parent-style-name="Standard">
      <style:text-properties fo:font-size="11pt" officeooo:rsid="00254840" officeooo:paragraph-rsid="00254840" fo:background-color="#dddddd" style:font-size-asian="11pt" style:font-size-complex="11pt"/>
    </style:style>
    <style:style style:name="P12" style:family="paragraph" style:parent-style-name="Standard">
      <style:text-properties fo:font-size="11pt" officeooo:rsid="00254840" officeooo:paragraph-rsid="00280ef5" fo:background-color="#eeeeee" style:font-size-asian="11pt" style:font-size-complex="11pt"/>
    </style:style>
    <style:style style:name="P13" style:family="paragraph" style:parent-style-name="Standard">
      <style:text-properties fo:font-size="11pt" fo:font-style="normal" officeooo:rsid="0022b8aa" officeooo:paragraph-rsid="0022b8aa" style:font-size-asian="11pt" style:font-style-asian="normal" style:font-size-complex="11pt" style:font-style-complex="normal"/>
    </style:style>
    <style:style style:name="P14" style:family="paragraph" style:parent-style-name="Standard">
      <style:text-properties fo:font-size="11pt" fo:font-style="normal" officeooo:rsid="00254840" officeooo:paragraph-rsid="00280ef5" style:font-size-asian="11pt" style:font-style-asian="normal" style:font-size-complex="11pt" style:font-style-complex="normal"/>
    </style:style>
    <style:style style:name="P15" style:family="paragraph" style:parent-style-name="Standard">
      <style:text-properties fo:font-size="11pt" fo:font-style="normal" officeooo:rsid="0023c9e4" officeooo:paragraph-rsid="0023c9e4" style:font-size-asian="11pt" style:font-style-asian="normal" style:font-size-complex="11pt" style:font-style-complex="normal"/>
    </style:style>
    <style:style style:name="P16" style:family="paragraph" style:parent-style-name="Standard">
      <style:text-properties fo:font-size="11pt" fo:font-style="normal" officeooo:rsid="0023c9e4" officeooo:paragraph-rsid="0024a7bd" style:font-size-asian="11pt" style:font-style-asian="normal" style:font-size-complex="11pt" style:font-style-complex="normal"/>
    </style:style>
    <style:style style:name="P17" style:family="paragraph" style:parent-style-name="Standard">
      <style:text-properties fo:font-size="11pt" fo:font-style="normal" officeooo:rsid="0024a7bd" officeooo:paragraph-rsid="0024a7bd" style:font-size-asian="11pt" style:font-style-asian="normal" style:font-size-complex="11pt" style:font-style-complex="normal"/>
    </style:style>
    <style:style style:name="P18" style:family="paragraph" style:parent-style-name="Standard">
      <style:text-properties fo:font-size="11pt" fo:font-style="normal" officeooo:rsid="0024a7bd" officeooo:paragraph-rsid="0026e7e9" style:font-size-asian="11pt" style:font-style-asian="normal" style:font-size-complex="11pt" style:font-style-complex="normal"/>
    </style:style>
    <style:style style:name="P19" style:family="paragraph" style:parent-style-name="Standard">
      <style:text-properties fo:font-size="11pt" fo:font-style="normal" officeooo:rsid="002808d6" officeooo:paragraph-rsid="0026e7e9" style:font-size-asian="11pt" style:font-style-asian="normal" style:font-size-complex="11pt" style:font-style-complex="normal"/>
    </style:style>
    <style:style style:name="P20" style:family="paragraph" style:parent-style-name="Standard">
      <style:text-properties fo:font-size="11pt" fo:font-style="normal" officeooo:rsid="002808d6" officeooo:paragraph-rsid="0024a7bd"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officeooo:rsid="0022b8aa" style:font-style-asian="italic" style:font-style-complex="italic"/>
    </style:style>
    <style:style style:name="T3" style:family="text">
      <style:text-properties fo:font-style="italic" officeooo:rsid="0023c9e4" style:font-style-asian="italic" style:font-style-complex="italic"/>
    </style:style>
    <style:style style:name="T4" style:family="text">
      <style:text-properties fo:font-style="italic" officeooo:rsid="00254840" style:font-style-asian="italic" style:font-style-complex="italic"/>
    </style:style>
    <style:style style:name="T5" style:family="text">
      <style:text-properties fo:font-style="italic" officeooo:rsid="002808d6" style:font-style-asian="italic" style:font-style-complex="italic"/>
    </style:style>
    <style:style style:name="T6" style:family="text">
      <style:text-properties fo:font-style="italic" officeooo:rsid="0028e4fd" style:font-style-asian="italic" style:font-style-complex="italic"/>
    </style:style>
    <style:style style:name="T7" style:family="text">
      <style:text-properties fo:font-style="italic" fo:background-color="#eeeeee" loext:char-shading-value="0" style:font-style-asian="italic" style:font-style-complex="italic"/>
    </style:style>
    <style:style style:name="T8" style:family="text">
      <style:text-properties style:font-name="Fira Code" fo:font-style="italic" officeooo:rsid="0023c9e4" fo:background-color="#eeeeee" loext:char-shading-value="0" style:font-style-asian="italic" style:font-style-complex="italic"/>
    </style:style>
    <style:style style:name="T9" style:family="text">
      <style:text-properties style:font-name="Fira Code" fo:font-style="normal" officeooo:rsid="0023c9e4" fo:background-color="#eeeeee" loext:char-shading-value="0" style:font-style-asian="normal" style:font-style-complex="normal"/>
    </style:style>
    <style:style style:name="T10" style:family="text">
      <style:text-properties style:font-name="Fira Code" fo:font-style="normal" officeooo:rsid="002808d6" fo:background-color="#eeeeee" loext:char-shading-value="0" style:font-style-asian="normal" style:font-style-complex="normal"/>
    </style:style>
    <style:style style:name="T11" style:family="text">
      <style:text-properties style:font-name="Fira Code" fo:font-size="10pt" fo:font-style="normal" fo:background-color="#eeeeee" loext:char-shading-value="0" style:font-size-asian="10pt" style:font-style-asian="normal" style:font-size-complex="10pt" style:font-style-complex="normal"/>
    </style:style>
    <style:style style:name="T12" style:family="text">
      <style:text-properties style:font-name="Fira Code" fo:font-size="10pt" fo:font-style="normal" officeooo:rsid="00280ef5" fo:background-color="#eeeeee" loext:char-shading-value="0" style:font-size-asian="10pt" style:font-style-asian="normal" style:font-size-complex="10pt" style:font-style-complex="normal"/>
    </style:style>
    <style:style style:name="T13" style:family="text">
      <style:text-properties style:font-name="Fira Code" fo:font-size="10pt" fo:font-style="normal" officeooo:rsid="0023c9e4" fo:background-color="#eeeeee" loext:char-shading-value="0" style:font-size-asian="10pt" style:font-style-asian="normal" style:font-size-complex="10pt" style:font-style-complex="normal"/>
    </style:style>
    <style:style style:name="T14" style:family="text">
      <style:text-properties style:font-name="Fira Code" fo:font-size="10pt" fo:font-style="normal" officeooo:rsid="0028e4fd" fo:background-color="#eeeeee" loext:char-shading-value="0" style:font-size-asian="10pt" style:font-style-asian="normal" style:font-size-complex="10pt" style:font-style-complex="normal"/>
    </style:style>
    <style:style style:name="T15" style:family="text">
      <style:text-properties style:font-name="Fira Code" fo:font-size="10pt" fo:font-style="normal" officeooo:rsid="0024a7bd" fo:background-color="#eeeeee" loext:char-shading-value="0" style:font-size-asian="10pt" style:font-style-asian="normal" style:font-size-complex="10pt" style:font-style-complex="normal"/>
    </style:style>
    <style:style style:name="T16" style:family="text">
      <style:text-properties style:font-name="Fira Code" fo:font-size="10pt" fo:font-style="normal" officeooo:rsid="002808d6" fo:background-color="#eeeeee" loext:char-shading-value="0" style:font-size-asian="10pt" style:font-style-asian="normal" style:font-size-complex="10pt" style:font-style-complex="normal"/>
    </style:style>
    <style:style style:name="T17" style:family="text">
      <style:text-properties style:font-name="Fira Code" fo:font-size="10pt" fo:font-style="normal" officeooo:rsid="002ff27a" fo:background-color="#eeeeee" loext:char-shading-value="0" style:font-size-asian="10pt" style:font-style-asian="normal" style:font-size-complex="10pt" style:font-style-complex="normal"/>
    </style:style>
    <style:style style:name="T18" style:family="text">
      <style:text-properties style:font-name="Fira Code" fo:font-size="10pt" fo:font-style="italic" fo:background-color="#eeeeee" loext:char-shading-value="0" style:font-size-asian="10pt" style:font-style-asian="italic" style:font-size-complex="10pt" style:font-style-complex="italic"/>
    </style:style>
    <style:style style:name="T19" style:family="text">
      <style:text-properties style:font-name="Fira Code" fo:font-size="10pt" fo:font-style="italic" officeooo:rsid="0023c9e4" fo:background-color="#eeeeee" loext:char-shading-value="0" style:font-size-asian="10pt" style:font-style-asian="italic" style:font-size-complex="10pt" style:font-style-complex="italic"/>
    </style:style>
    <style:style style:name="T20" style:family="text">
      <style:text-properties style:font-name="Fira Code" fo:font-size="10pt" fo:font-style="italic" officeooo:rsid="00254840" fo:background-color="#eeeeee" loext:char-shading-value="0" style:font-size-asian="10pt" style:font-style-asian="italic" style:font-size-complex="10pt" style:font-style-complex="italic"/>
    </style:style>
    <style:style style:name="T21" style:family="text">
      <style:text-properties style:font-name="Fira Code" fo:font-size="10pt" fo:font-style="italic" officeooo:rsid="00280ef5" fo:background-color="#eeeeee" loext:char-shading-value="0" style:font-size-asian="10pt" style:font-style-asian="italic" style:font-size-complex="10pt" style:font-style-complex="italic"/>
    </style:style>
    <style:style style:name="T22" style:family="text">
      <style:text-properties style:font-name="Fira Code" fo:font-size="10pt" fo:font-style="italic" officeooo:rsid="002808d6" fo:background-color="#eeeeee" loext:char-shading-value="0" style:font-size-asian="10pt" style:font-style-asian="italic" style:font-size-complex="10pt" style:font-style-complex="italic"/>
    </style:style>
    <style:style style:name="T23" style:family="text">
      <style:text-properties style:font-name="Fira Code" fo:font-size="10pt" fo:font-style="italic" officeooo:rsid="002d3bfc" fo:background-color="#eeeeee" loext:char-shading-value="0" style:font-size-asian="10pt" style:font-style-asian="italic" style:font-size-complex="10pt" style:font-style-complex="italic"/>
    </style:style>
    <style:style style:name="T24" style:family="text">
      <style:text-properties style:font-name="Fira Code" fo:font-size="10pt" fo:font-style="italic" officeooo:rsid="0022b8aa" fo:background-color="#eeeeee" loext:char-shading-value="0" style:font-size-asian="10pt" style:font-style-asian="italic" style:font-size-complex="10pt" style:font-style-complex="italic"/>
    </style:style>
    <style:style style:name="T25" style:family="text">
      <style:text-properties style:font-name="Fira Code" fo:font-size="10pt" officeooo:rsid="00200b26" fo:background-color="#eeeeee" loext:char-shading-value="0" style:font-size-asian="10pt" style:font-size-complex="10pt"/>
    </style:style>
    <style:style style:name="T26" style:family="text">
      <style:text-properties style:font-name="Fira Code" fo:font-size="10pt" officeooo:rsid="0022b8aa" fo:background-color="#eeeeee" loext:char-shading-value="0" style:font-size-asian="10pt" style:font-size-complex="10pt"/>
    </style:style>
    <style:style style:name="T27" style:family="text">
      <style:text-properties style:font-name="Fira Code" fo:font-size="9pt" fo:font-style="normal" officeooo:rsid="002808d6" fo:background-color="#eeeeee" loext:char-shading-value="0" style:font-size-asian="9pt" style:font-style-asian="normal" style:font-size-complex="9pt" style:font-style-complex="normal"/>
    </style:style>
    <style:style style:name="T28" style:family="text">
      <style:text-properties style:font-name="Liberation Sans" fo:font-size="10pt" fo:font-style="normal" officeooo:rsid="002808d6" fo:background-color="#eeeeee" loext:char-shading-value="0" style:font-size-asian="10pt" style:font-style-asian="normal" style:font-size-complex="10pt" style:font-style-complex="normal"/>
    </style:style>
    <style:style style:name="T29" style:family="text">
      <style:text-properties fo:font-style="normal" style:font-style-asian="normal" style:font-style-complex="normal"/>
    </style:style>
    <style:style style:name="T30" style:family="text">
      <style:text-properties fo:font-style="normal" officeooo:rsid="0022b8aa" style:font-style-asian="normal" style:font-style-complex="normal"/>
    </style:style>
    <style:style style:name="T31" style:family="text">
      <style:text-properties fo:font-style="normal" officeooo:rsid="0023c9e4" style:font-style-asian="normal" style:font-style-complex="normal"/>
    </style:style>
    <style:style style:name="T32" style:family="text">
      <style:text-properties fo:font-style="normal" officeooo:rsid="0024a7bd" style:font-style-asian="normal" style:font-style-complex="normal"/>
    </style:style>
    <style:style style:name="T33" style:family="text">
      <style:text-properties fo:font-style="normal" officeooo:rsid="00254840" style:font-style-asian="normal" style:font-style-complex="normal"/>
    </style:style>
    <style:style style:name="T34" style:family="text">
      <style:text-properties fo:font-style="normal" officeooo:rsid="0026e7e9" style:font-style-asian="normal" style:font-style-complex="normal"/>
    </style:style>
    <style:style style:name="T35" style:family="text">
      <style:text-properties fo:font-style="normal" officeooo:rsid="002808d6" style:font-style-asian="normal" style:font-style-complex="normal"/>
    </style:style>
    <style:style style:name="T36" style:family="text">
      <style:text-properties fo:font-style="normal" officeooo:rsid="00280ef5" style:font-style-asian="normal" style:font-style-complex="normal"/>
    </style:style>
    <style:style style:name="T37" style:family="text">
      <style:text-properties fo:font-style="normal" officeooo:rsid="0028e4fd" style:font-style-asian="normal" style:font-style-complex="normal"/>
    </style:style>
    <style:style style:name="T38" style:family="text">
      <style:text-properties fo:font-style="normal" officeooo:rsid="002d7b7c" style:font-style-asian="normal" style:font-style-complex="normal"/>
    </style:style>
    <style:style style:name="T39" style:family="text">
      <style:text-properties fo:font-style="normal" officeooo:rsid="002ff27a" style:font-style-asian="normal" style:font-style-complex="normal"/>
    </style:style>
    <style:style style:name="T40" style:family="text">
      <style:text-properties fo:font-style="normal" fo:background-color="#eeeeee" loext:char-shading-value="0" style:font-style-asian="normal" style:font-style-complex="normal"/>
    </style:style>
    <style:style style:name="T41" style:family="text">
      <style:text-properties fo:font-style="normal" officeooo:rsid="0023c9e4" fo:background-color="transparent" loext:char-shading-value="0" style:font-style-asian="normal" style:font-style-complex="normal"/>
    </style:style>
    <style:style style:name="T42" style:family="text">
      <style:text-properties officeooo:rsid="00200b26"/>
    </style:style>
    <style:style style:name="T43" style:family="text">
      <style:text-properties officeooo:rsid="0022b8aa"/>
    </style:style>
    <style:style style:name="T44" style:family="text">
      <style:text-properties officeooo:rsid="002808d6"/>
    </style:style>
    <style:style style:name="T45" style:family="text">
      <style:text-properties fo:font-size="10pt" fo:font-style="italic" officeooo:rsid="002808d6" style:font-size-asian="10pt" style:font-style-asian="italic" style:font-size-complex="10pt" style:font-style-complex="italic"/>
    </style:style>
    <style:style style:name="T46" style:family="text">
      <style:text-properties fo:font-size="10pt" fo:font-style="italic" officeooo:rsid="0023c9e4" fo:background-color="#eeeeee" loext:char-shading-value="0" style:font-size-asian="10pt" style:font-style-asian="italic" style:font-size-complex="10pt" style:font-style-complex="italic"/>
    </style:style>
    <style:style style:name="T47" style:family="text">
      <style:text-properties fo:font-size="10pt" fo:font-style="normal" officeooo:rsid="002808d6" style:font-size-asian="10pt" style:font-style-asian="normal" style:font-size-complex="10pt"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s mentioned previously, there is two ways to <text:span text:style-name="T44">use the routing program</text:span>, through <text:span text:style-name="T44">importing</text:span> the library or <text:span text:style-name="T44">running</text:span> the application. As this is an user manual, I have chosen to focus on the application. The application is run by callin<text:span text:style-name="T42">g </text:span><text:span text:style-name="T25">python3 main.py</text:span></text:p>
      <text:p text:style-name="P3"/>
      <text:p text:style-name="P4">From there, the user is greeted with information on all of the functions available. <text:span text:style-name="T43">To view this list again the </text:span><text:span text:style-name="T26">intro_help</text:span><text:span text:style-name="T43"> command can be used. To get information about a specific function, the command </text:span><text:span text:style-name="T26">help </text:span><text:span text:style-name="T24">command_name</text:span><text:span text:style-name="T2"> </text:span><text:span text:style-name="T30">will give this information</text:span></text:p>
      <text:p text:style-name="P13"/>
      <text:p text:style-name="P5"><text:span text:style-name="T29">An important function is </text:span><text:span text:style-name="T12">lo</text:span><text:span text:style-name="T11">ad_file </text:span><text:span text:style-name="T18">filename</text:span><text:span text:style-name="T1">. </text:span><text:span text:style-name="T31">This loads any initial nodes and connections from </text:span><text:span text:style-name="T33">a</text:span><text:span text:style-name="T31"> predefined file. Similarly </text:span><text:span text:style-name="T13">write_file </text:span><text:span text:style-name="T19">filename</text:span><text:span text:style-name="T3"> </text:span><text:span text:style-name="T31">can be used to store a current network’s nodes and connections into a file. </text:span><text:span text:style-name="T33">In both cases the structure for these files looks like:</text:span></text:p>
      <text:p text:style-name="P14"><text:s text:c="22"/></text:p>
      <text:p text:style-name="P12"><text:span text:style-name="T29"><text:s/>{“nodes” : [</text:span><text:span text:style-name="T1">nodeName1, nodeName2, nodeName3, etc</text:span><text:span text:style-name="T29">] , <text:s text:c="99"/></text:span></text:p>
      <text:p text:style-name="P11"><text:span text:style-name="T40"><text:s text:c="4"/>“connections” : [[</text:span><text:span text:style-name="T7">nodeName1, nodeName2, distance</text:span><text:span text:style-name="T40">], [</text:span><text:span text:style-name="T7">nodeName, NodeName3, distance</text:span><text:span text:style-name="T40">], </text:span><text:span text:style-name="T7">etc</text:span><text:span text:style-name="T40">]} <text:s text:c="36"/></text:span><text:span text:style-name="T29"><text:s text:c="7"/></text:span></text:p>
      <text:p text:style-name="P15"/>
      <text:p text:style-name="P6"><text:span text:style-name="T31">Loading from a file is not necessary however, as the application </text:span><text:span text:style-name="T33">will s</text:span><text:span text:style-name="T31">tart with an empty network the user can populate. </text:span><text:span text:style-name="T12">ad</text:span><text:span text:style-name="T13">d_node </text:span><text:span text:style-name="T19">nodeName</text:span><text:span text:style-name="T46"> </text:span><text:span text:style-name="T31"><text:s/>can be used to add nodes to the network. </text:span><text:span text:style-name="T3"><text:s/></text:span><text:span text:style-name="T12">ad</text:span><text:span text:style-name="T13">d_connection </text:span><text:span text:style-name="T19">nodeNAme1 nodeName2 distance</text:span><text:span text:style-name="T31"> </text:span><text:span text:style-name="T37">c</text:span><text:span text:style-name="T31">an be used to add connections to existing nodes. </text:span><text:span text:style-name="T14">c</text:span><text:span text:style-name="T13">lear</text:span><text:span text:style-name="T31"> </text:span><text:span text:style-name="T37">r</text:span><text:span text:style-name="T31">emoves all nodes and connections while </text:span><text:span text:style-name="T13">reset</text:span><text:span text:style-name="T41">,</text:span><text:span text:style-name="T31"> in the case of a network being loaded </text:span><text:span text:style-name="T33">from a file</text:span><text:span text:style-name="T31">, returns the network to it’s initial state. </text:span></text:p>
      <text:p text:style-name="P16"/>
      <text:p text:style-name="P7"><text:span text:style-name="T32">Connections can be modified or “downed” using the commands </text:span><text:span text:style-name="T15">update_distance </text:span><text:span text:style-name="T20">nodeName1 nodeName2 distance</text:span><text:span text:style-name="T4"> </text:span><text:span text:style-name="T36">and </text:span><text:span text:style-name="T12">d</text:span><text:span text:style-name="T15">owned_link </text:span><text:span text:style-name="T20">nodeName1 nodeName2</text:span><text:span text:style-name="T32"> </text:span><text:span text:style-name="T37">r</text:span><text:span text:style-name="T32">espectively. Nodes can also be removed from the network with </text:span><text:span text:style-name="T15">remove_node </text:span><text:span text:style-name="T21">nodeName</text:span><text:span text:style-name="T32">. </text:span><text:span text:style-name="T14">un</text:span><text:span text:style-name="T13">do</text:span><text:span text:style-name="T31"> can also be used to </text:span><text:span text:style-name="T32">undo </text:span><text:span text:style-name="T38">back one step,</text:span><text:span text:style-name="T32"> </text:span><text:span text:style-name="T36">to a of maximum </text:span><text:span text:style-name="T32">20 steps </text:span></text:p>
      <text:p text:style-name="P17"/>
      <text:p text:style-name="P8"><text:span text:style-name="T29">To run updates, </text:span><text:span text:style-name="T34">there is two options, </text:span><text:span text:style-name="T35">run for a limited number of exchanges or until the network converges. </text:span><text:span text:style-name="T27">l</text:span><text:span text:style-name="T16">imit_run_updates </text:span><text:span text:style-name="T22">lim</text:span><text:span text:style-name="T21">i</text:span><text:span text:style-name="T22">t</text:span><text:span text:style-name="T47"> </text:span><text:span text:style-name="T37">r</text:span><text:span text:style-name="T35">uns for a limited number of exchanges. It will stop if the network converges before the limit is reached. Either way, the user will be informed of the number of exchanges carried out and if the network has converged. <text:s/></text:span><text:span text:style-name="T16">converge_run_updates</text:span><text:span text:style-name="T35"> will run until the network converges. This is the “unsafe” version as a network may take a long time to converge. Additionally</text:span><text:span text:style-name="T34">, </text:span><text:span text:style-name="T35">the nodes routing tables can be traced during this, by adding an additional </text:span><text:span text:style-name="T38">nodes</text:span><text:span text:style-name="T35"> as an argument</text:span><text:span text:style-name="T38">s</text:span><text:span text:style-name="T35"> <text:s/></text:span><text:span text:style-name="T6">e.g.</text:span><text:span text:style-name="T36"> </text:span><text:span text:style-name="T12">li</text:span><text:span text:style-name="T16">mit_run_update <text:s/>5</text:span><text:span text:style-name="T10"> </text:span><text:span text:style-name="T22">nodeName1 nodeName2 … </text:span><text:span text:style-name="T23">nodeNameN</text:span><text:span text:style-name="T5">. </text:span><text:span text:style-name="T35">This also works for </text:span><text:span text:style-name="T16">converge_run_update</text:span><text:span text:style-name="T14">s</text:span></text:p>
      <text:p text:style-name="P19"/>
      <text:p text:style-name="P9"><text:span text:style-name="T35">Split horizon </text:span><text:span text:style-name="T34">functionality</text:span><text:span text:style-name="T35"> can be activated or deactivated using the commands <text:s/></text:span><text:span text:style-name="T16">activate_split_horizon</text:span><text:span text:style-name="T35"> an</text:span><text:span text:style-name="T37">d</text:span><text:span text:style-name="T35"> </text:span><text:span text:style-name="T16">deactivate_split_horizon</text:span><text:span text:style-name="T35"> respectively. The value to count to infinity can also be changed using </text:span><text:span text:style-name="T16">set_count_to_infinity</text:span><text:span text:style-name="T22"> value</text:span><text:span text:style-name="T35">. By default, the count to infinity value is set to the distance of </text:span><text:span text:style-name="T38">all the connections</text:span><text:span text:style-name="T35"> </text:span><text:span text:style-name="T38">in a </text:span><text:span text:style-name="T35">network </text:span><text:span text:style-name="T38">plus one</text:span><text:span text:style-name="T35">. <text:s/></text:span><text:span text:style-name="T39">It can be seen with the command <text:s/></text:span><text:span text:style-name="T17">print_</text:span><text:span text:style-name="T16">infinity</text:span><text:span text:style-name="T22"> value</text:span></text:p>
      <text:p text:style-name="P18"/>
      <text:p text:style-name="P8"><text:span text:style-name="T29">To view </text:span><text:span text:style-name="T35">all nodes </text:span><text:span text:style-name="T29">routing tables, </text:span><text:span text:style-name="T35">the command </text:span><text:span text:style-name="T16">print_tables</text:span><text:span text:style-name="T35"> is used. To view a specific node, the command </text:span><text:span text:style-name="T16">print_table </text:span><text:span text:style-name="T22">nodeName1</text:span><text:span text:style-name="T45"> </text:span><text:span text:style-name="T35">is used. A subset of tables can be printed using </text:span><text:span text:style-name="T28">p</text:span><text:span text:style-name="T16">rint_subset_table </text:span><text:span text:style-name="T22">nodeName1 nodeName2 .. </text:span><text:span text:style-name="T23">nodeNameN</text:span><text:span text:style-name="T22"> </text:span></text:p>
      <text:p text:style-name="P17"/>
      <text:p text:style-name="P8"><text:span text:style-name="T29">The application is exited using the command </text:span><text:span text:style-name="T11">exi</text:span><text:span text:style-name="T16">t</text:span></text:p>
      <text:p text:style-name="P20"/>
      <text:p text:style-name="P10">If the user wishes to use the library instead, a sample file <text:span text:style-name="T43">structure </text:span>can be seen in sample.py. <text:span text:style-name="T43">The functions and use are largely the same as the application. Each command is a function that the NodeHandler carries out.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Fira Code" svg:font-family="'Fira Cod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weight="bold" officeooo:rsid="001c90db" officeooo:paragraph-rsid="001c90db" style:font-weight-asian="bold" style:font-weight-complex="bold"/>
    </style:style>
    <style:style style:name="MP2" style:family="paragraph" style:parent-style-name="Footer">
      <style:paragraph-properties fo:text-align="end" style:justify-single-word="false"/>
      <style:text-properties officeooo:rsid="001c90db" officeooo:paragraph-rsid="001c90d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User Manual</text:p>
      </style:header>
      <style:footer>
        <text:p text:style-name="MP2">2236693B – Conor Begley</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8:18:35.789120068</meta:creation-date>
    <dc:date>2020-03-18T14:00:17.100350141</dc:date>
    <meta:editing-duration>PT56M51S</meta:editing-duration>
    <meta:editing-cycles>9</meta:editing-cycles>
    <meta:generator>LibreOffice/6.3.4.2$Linux_X86_64 LibreOffice_project/30$Build-2</meta:generator>
    <meta:document-statistic meta:table-count="0" meta:image-count="0" meta:object-count="0" meta:page-count="1" meta:paragraph-count="15" meta:word-count="515" meta:character-count="3420" meta:non-whitespace-character-count="2735"/>
  </office:meta>
</office:document-meta>
</file>